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12pt" fo:font-style="normal" style:text-underline-style="solid" style:text-underline-width="auto" style:text-underline-color="font-color" officeooo:rsid="00166d90" officeooo:paragraph-rsid="00166d90" style:font-size-asian="11.4499998092651pt" style:font-style-asian="normal" style:font-size-complex="13.0500001907349pt" style:font-style-complex="normal"/>
    </style:style>
    <style:style style:name="P2" style:family="paragraph" style:parent-style-name="Standard" style:list-style-name="L1">
      <style:paragraph-properties fo:line-height="200%" fo:text-align="start" style:justify-single-word="false"/>
      <style:text-properties fo:font-size="12pt" fo:font-style="normal" style:text-underline-style="none" officeooo:rsid="00166d90" officeooo:paragraph-rsid="00166d90" style:font-size-asian="11.4499998092651pt" style:font-style-asian="normal" style:font-size-complex="13.0500001907349pt" style:font-style-complex="normal"/>
    </style:style>
    <style:style style:name="P3" style:family="paragraph" style:parent-style-name="Standard" style:list-style-name="L1">
      <style:paragraph-properties fo:line-height="200%" fo:text-align="start" style:justify-single-word="false"/>
      <style:text-properties fo:font-size="12pt" fo:font-style="normal" style:text-underline-style="none" officeooo:rsid="00193746" officeooo:paragraph-rsid="00193746" style:font-size-asian="11.4499998092651pt" style:font-style-asian="normal" style:font-size-complex="13.0500001907349pt" style:font-style-complex="normal"/>
    </style:style>
    <style:style style:name="P4" style:family="paragraph" style:parent-style-name="Standard" style:list-style-name="L1">
      <style:paragraph-properties fo:line-height="200%" fo:text-align="start" style:justify-single-word="false"/>
      <style:text-properties fo:font-size="12pt" fo:font-style="normal" style:text-underline-style="none" officeooo:rsid="0019dac4" officeooo:paragraph-rsid="0019dac4" style:font-size-asian="11.4499998092651pt" style:font-style-asian="normal" style:font-size-complex="13.0500001907349pt" style:font-style-complex="normal"/>
    </style:style>
    <style:style style:name="P5" style:family="paragraph" style:parent-style-name="Standard" style:list-style-name="L1">
      <style:paragraph-properties fo:line-height="200%" fo:text-align="start" style:justify-single-word="false"/>
      <style:text-properties fo:font-size="12pt" fo:font-style="normal" style:text-underline-style="none" officeooo:rsid="001b683b" officeooo:paragraph-rsid="001b683b" style:font-size-asian="11.4499998092651pt" style:font-style-asian="normal" style:font-size-complex="13.0500001907349pt" style:font-style-complex="normal"/>
    </style:style>
    <style:style style:name="T1" style:family="text">
      <style:text-properties officeooo:rsid="00193746"/>
    </style:style>
    <style:style style:name="T2" style:family="text">
      <style:text-properties officeooo:rsid="0019da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L OUTLINE</text:p>
      <text:list xml:id="list533265578013811755" text:style-name="L1">
        <text:list-item>
          <text:p text:style-name="P2">Lots on closed source development (creation of software)</text:p>
          <text:list>
            <text:list-item>
              <text:p text:style-name="P2">Innovative software, focussing specifically on Microsoft and <text:span text:style-name="T1">Oracle/Sun Microsystems (Java, Windows, etc.)</text:span></text:p>
            </text:list-item>
            <text:list-item>
              <text:p text:style-name="P3">Advantages of development which is done in a closed source <text:span text:style-name="T2">(proprietary) environment</text:span></text:p>
            </text:list-item>
          </text:list>
        </text:list-item>
        <text:list-item>
          <text:p text:style-name="P4">What is innovation? What makes a project innovative?</text:p>
        </text:list-item>
        <text:list-item>
          <text:p text:style-name="P5">What are projects that are considered to be ground-breaking, and what development environment were they made in (open source or proprietary)?</text:p>
        </text:list-item>
        <text:list-item>
          <text:p text:style-name="P5">How much of recently written or extremely influential code is written under an open source license?</text:p>
        </text:list-item>
        <text:list-item>
          <text:p text:style-name="P5">Which proprietary information is controversial, e.g., which information does the public feel that they should have access to but don't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1:02:12.580781884</meta:creation-date>
    <meta:generator>LibreOffice/4.3.2.2.0$Linux_X86_64 LibreOffice_project/430m0$Build-2</meta:generator>
    <dc:date>2014-10-21T00:12:00.823076451</dc:date>
    <meta:editing-duration>PT13M19S</meta:editing-duration>
    <meta:editing-cycles>3</meta:editing-cycles>
    <meta:document-statistic meta:table-count="0" meta:image-count="0" meta:object-count="0" meta:page-count="1" meta:paragraph-count="8" meta:word-count="106" meta:character-count="693" meta:non-whitespace-character-count="602"/>
  </office:meta>
</office:document-meta>
</file>